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Трахов Ибрагим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09.02.02 Компьютерные сети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6T11:04:03+00:00</meta:creation-date>
    <dc:date>2024-04-16T11:04:03+00:00</dc:date>
    <dc:title>Отчет Трахов Ибрагим</dc:title>
    <dc:description/>
    <dc:subject/>
    <meta:keyword/>
    <meta:user-defined meta:name="Company"/>
    <meta:user-defined meta:name="category"/>
  </office:meta>
</office:document-meta>
</file>